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2" style:family="paragraph" style:parent-style-name="Normal">
      <style:text-properties style:font-name="Arial"/>
    </style:style>
    <style:style style:name="P3" style:family="paragraph">
      <style:paragraph-properties fo:text-indent="-0.635000cm" style:writing-mode="lr"/>
      <style:text-properties style:font-name="Arial" fo:font-size="12pt" fo:language="de" fo:country="DE"/>
    </style:style>
    <style:style style:name="P1" style:family="paragraph" style:parent-style-name="Heading 1">
      <style:text-properties style:font-name="Arial"/>
    </style:style>
    <style:style style:name="Sect1" style:family="section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text:min-label-width="0.635000cm" text:space-before="0.635000cm"/>
      </text:list-level-style-number>
    </text:list-style>
    <text:list-style style:name="L2">
      <text:list-level-style-bullet text:level="1" text:bullet-char="•">
        <style:text-properties style:font-name="FreeSerif"/>
        <style:list-level-properties text:min-label-width="0.635000cm" text:space-before="0.635000cm"/>
      </text:list-level-style-bullet>
    </text:list-style>
  </office:automatic-styles>
  <office:body>
    <office:text>
      <text:section text:style-name="Sect1" text:name="Section1">
        <text:p text:style-name="P1">Rezept: Quark-Öl-Nuss-Kuchen</text:p>
        <text:p text:style-name="P2"/>
        <text:p text:style-name="P2">Zutaten:</text:p>
        <text:p text:style-name="P2"/>
        <text:list text:style-name="L1">
          <text:list-item>
            <text:p text:style-name="P3"><text:tab/>300g<text:tab/><text:tab/>Mehl</text:p>
          </text:list-item>
          <text:list-item>
            <text:p text:style-name="P3"><text:tab/>75g<text:tab/><text:tab/>Puderzucker</text:p>
          </text:list-item>
          <text:list-item>
            <text:p text:style-name="P3"><text:tab/>1x<text:tab/><text:tab/>Backpulver</text:p>
          </text:list-item>
          <text:list-item>
            <text:p text:style-name="P3"><text:tab/>1x<text:tab/><text:tab/>Vanillezucker</text:p>
          </text:list-item>
          <text:list-item>
            <text:p text:style-name="P3"><text:tab/>1 Prise<text:tab/>Salz</text:p>
          </text:list-item>
          <text:list-item>
            <text:p text:style-name="P3"><text:tab/>250g<text:tab/><text:tab/>Quark</text:p>
          </text:list-item>
          <text:list-item>
            <text:p text:style-name="P3"><text:tab/>6 EL<text:tab/><text:tab/>Öl</text:p>
          </text:list-item>
          <text:list-item>
            <text:p text:style-name="P3"><text:tab/>200g<text:tab/><text:tab/>Nüsse</text:p>
          </text:list-item>
          <text:list-item>
            <text:p text:style-name="P3"><text:tab/>200ml<text:tab/><text:tab/>Milch</text:p>
          </text:list-item>
        </text:list>
        <text:p text:style-name="P2"/>
        <text:list text:style-name="L2">
          <text:list-item>
            <text:p text:style-name="P3"><text:tab/>Mehl, Puderzucker, Milch, Backpulver, Vanillezucker, Salz mischen</text:p>
          </text:list-item>
          <text:list-item>
            <text:p text:style-name="P3"><text:tab/>Quark dazugeben</text:p>
          </text:list-item>
          <text:list-item>
            <text:p text:style-name="P3"><text:tab/>Öl dazugeben</text:p>
          </text:list-item>
          <text:list-item>
            <text:p text:style-name="P3"><text:tab/>Nüsse dazugeben</text:p>
          </text:list-item>
          <text:list-item>
            <text:p text:style-name="P3"><text:tab/>Kneten</text:p>
          </text:list-item>
        </text:list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Times New Roman"/>
    <style:font-face style:name="StarSymbol" svg:font-family="StarSymbol"/>
  </office:font-face-decls>
  <office:styles>
    <style:style style:name="Bullet Symbols_text" style:family="text" style:next-style-name="Bullet Symbols_text">
      <style:text-properties style:font-name="StarSymbol" fo:font-size="9pt"/>
    </style:style>
    <style:style style:name="Caption" style:family="paragraph" style:parent-style-name="Normal" style:next-style-name="Caption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"/>
      <style:text-properties style:font-name="Times New Roman" fo:font-size="12pt" fo:language="de" fo:country="DE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Arial" fo:font-size="14pt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Heading 1" style:family="paragraph" style:parent-style-name="Heading" style:next-style-name="Text 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meta:initial-creator>Tobias Schulz</meta:initial-creator>
    <dc:creator>Tobias Schulz</dc:creator>
    <meta:creation-date>2009-01-06T12:40:52</meta:creation-date>
    <dc:date>2009-01-07T15:58:08</dc:date>
  </office:meta>
</office:document-meta>
</file>